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f5d21"/>
    </style:style>
    <style:style style:name="P2" style:family="paragraph" style:parent-style-name="Standard">
      <style:text-properties officeooo:paragraph-rsid="001f5d21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f5d21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f5d21"/>
    </style:style>
    <style:style style:name="P16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0.589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paragraph-rsid="0021a040" style:font-size-asian="12pt" style:font-weight-asian="normal" style:font-name-complex="Times New Roman1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/>
    </style:style>
    <style:style style:name="T2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loext:opacity="100%" style:font-name="TimesNewRomanPSMT" fo:font-size="12pt" fo:font-weight="bold" officeooo:rsid="001f5d21" style:font-size-asian="12pt" style:font-weight-asian="bold"/>
    </style:style>
    <style:style style:name="T4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5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6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7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ichiarazione sostitutiva di certificazione </text:p>
      <text:p text:style-name="P8">(Art. 46 T.U. 28-12-2000 n.445)</text:p>
      <text:p text:style-name="P4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.lformat(:short) %}</text:span><text:span text:style-name="T10">, </text:span></text:p>
      <text:p text:style-name="P15"><text:span text:style-name="T4">residente a </text:span><text:span text:style-name="T2">{%= @persona.indirizzo_residenza.comune %}</text:span><text:span text:style-name="T4"> in </text:span><text:span text:style-name="T2">{%= @persona.indirizzo_residenza.to_s %}</text:span><text:span text:style-name="T5">,</text:span></text:p>
      <text:p text:style-name="P6">consapevole delle sanzioni penali, nel caso di dichiarazioni non veritiere, di formazione o uso di atti falsi, richiamate dall'art.76 del D.P.R. 445 del 28 Dicembre 2000</text:p>
      <text:p text:style-name="P5"/>
      <text:p text:style-name="P5"/>
      <text:p text:style-name="P3"><text:span text:style-name="T1">DICHIAR</text:span><text:span text:style-name="T3">O</text:span></text:p>
      <text:p text:style-name="P4"/>
      <text:p text:style-name="P4"/>
      <text:p text:style-name="P17">che l'ammontare del proprio reddito complessivo nell'anno <text:s/>. . . . . . . . <text:s/>è stato di € . . . . . . . . . . . . . . . <text:s text:c="2"/>e <text:s/>la denuncia <text:s/>è <text:s/>stata presentata presso . . . . . . . . . . . . . . . . . . . . . . . . . . . . . . . . . . . . . . . . . . . . . . . . </text:p>
      <text:p text:style-name="P9"/>
      <text:p text:style-name="P6"/>
      <text:p text:style-name="P19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6"/>
      <text:p text:style-name="P5"/>
      <text:p text:style-name="P14"><text:span text:style-name="T5">……………………………, <text:s/></text:span><text:span text:style-name="T8">li <text:s/>{%= @data %}</text:span></text:p>
      <text:p text:style-name="P13"><text:span text:style-name="T4"><text:s text:c="18"/></text:span><text:span text:style-name="T6">(luogo)</text:span></text:p>
      <text:p text:style-name="P13"/>
      <text:p text:style-name="P13"/>
      <text:p text:style-name="P13"/>
      <text:p text:style-name="P11"/>
      <text:p text:style-name="P7"><text:tab/>………………………………</text:p>
      <text:p text:style-name="P10"/>
      <text:p text:style-name="P10"><text:tab/>(firma non autenticata)</text:p>
      <text:p text:style-name="P4"/>
      <text:p text:style-name="P12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15-09-29T10:03:50.946688000</meta:creation-date>
    <meta:editing-cycles>3</meta:editing-cycles>
    <meta:editing-duration>PT22S</meta:editing-duration>
    <dc:date>2020-11-12T20:56:58.627000000</dc:date>
    <meta:document-statistic meta:table-count="0" meta:image-count="0" meta:object-count="0" meta:page-count="1" meta:paragraph-count="14" meta:word-count="283" meta:character-count="1676" meta:non-whitespace-character-count="1371"/>
  </office:meta>
</office:document-meta>
</file>